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4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5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6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7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8"/>
    <style:style style:name="P15" style:family="paragraph" style:parent-style-name="Text_20_body" style:list-style-name="L8">
      <style:paragraph-properties fo:margin-top="0in" fo:margin-bottom="0in" style:contextual-spacing="false"/>
    </style:style>
    <style:style style:name="P16" style:family="paragraph" style:parent-style-name="Text_20_body" style:list-style-name="L9"/>
    <style:style style:name="P17" style:family="paragraph" style:parent-style-name="Text_20_body" style:list-style-name="L9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Redefining Periodicity in Topology Using Mod-3 Structures</text:span></text:h>
      <text:h text:style-name="Heading_20_3" text:outline-level="3"><text:span text:style-name="Strong_20_Emphasis">1. Motivation: Why Move Beyond Even Periodicity?</text:span></text:h>
      <text:p text:style-name="Text_20_body">Classical topology and stable homotopy theory heavily favor <text:span text:style-name="Strong_20_Emphasis">even periodicity</text:span>, largely due to:</text:p>
      <text:list text:style-name="L1">
        <text:list-item>
          <text:p text:style-name="P2"><text:span text:style-name="Strong_20_Emphasis">Bott periodicity</text:span> (mod-8) in KO(n).</text:p>
        </text:list-item>
        <text:list-item>
          <text:p text:style-name="P2"><text:span text:style-name="Strong_20_Emphasis">Mod-2 commutativity in ring spectra</text:span>, where any odd-degree invertible element forces <text:span text:style-name="Strong_20_Emphasis">mod-2 torsion</text:span> collapse.</text:p>
        </text:list-item>
        <text:list-item>
          <text:p text:style-name="P1"><text:span text:style-name="Strong_20_Emphasis">Intersection pairings in differential topology</text:span>, which rely on even periodic structures to ensure <text:span text:style-name="Strong_20_Emphasis">stable duality</text:span>.</text:p>
        </text:list-item>
      </text:list>
      <text:p text:style-name="Text_20_body">These constraints suppress <text:span text:style-name="Strong_20_Emphasis">odd-periodic phenomena</text:span>, making <text:span text:style-name="Strong_20_Emphasis">mod-3 periodicity appear absent</text:span> in classical topology.</text:p>
      <text:p text:style-name="Text_20_body">However, in the <text:span text:style-name="Strong_20_Emphasis">Collatz-Octave framework</text:span>, we observe <text:span text:style-name="Strong_20_Emphasis">harmonic number scaling</text:span>, where <text:span text:style-name="Strong_20_Emphasis">mod-3 periodic oscillations emerge naturally</text:span> in recursive number transformations and wave-based interactions. This suggests that <text:span text:style-name="Strong_20_Emphasis">topology could be extended to include a stable mod-3 periodic framework</text:span>.</text:p>
      <text:h text:style-name="Heading_20_3" text:outline-level="3"><text:span text:style-name="Strong_20_Emphasis">2. Introducing Mod-3 Periodicity in Topology</text:span></text:h>
      <text:p text:style-name="Text_20_body">We propose a <text:span text:style-name="Strong_20_Emphasis">new periodicity structure in topology</text:span> where stable homotopy groups and cohomology theories satisfy:</text:p>
      <text:p text:style-name="Text_20_body">πk​(E(3))≅πk+3​(E(3)),</text:p>
      <text:p text:style-name="Text_20_body">analogous to Bott periodicity but governed by mod-3 harmonic scaling.</text:p>
      <text:h text:style-name="Heading_20_4" text:outline-level="4"><text:span text:style-name="Strong_20_Emphasis">Key Ideas:</text:span></text:h>
      <text:list text:style-name="L2">
        <text:list-item>
          <text:p text:style-name="P3"><text:span text:style-name="Strong_20_Emphasis">Mod-3 Graded Commutativity:</text:span><text:line-break/>Instead of classical <text:span text:style-name="Strong_20_Emphasis">sign-based commutativity</text:span>:</text:p>
          <text:p text:style-name="P3">xy=(−1)deg(x)deg(y)yx,</text:p>
          <text:p text:style-name="P3">we introduce a <text:span text:style-name="Strong_20_Emphasis">ternary commutative structure</text:span>:</text:p>
          <text:p text:style-name="P3">xy=ζdeg(x)deg(y)yx,ζ=e2πi/3.</text:p>
          <text:p text:style-name="P3">This prevents <text:span text:style-name="Strong_20_Emphasis">mod-2 torsion collapse</text:span> and allows stable mod-3 periodicity.</text:p>
        </text:list-item>
        <text:list-item>
          <text:p text:style-name="P3"><text:span text:style-name="Strong_20_Emphasis">Stable Mod-3 Homotopy Groups:</text:span><text:line-break/>Classical stable homotopy follows:</text:p>
          <text:p text:style-name="P3">Periodicity=2pk−2.</text:p>
          <text:p text:style-name="P3">We propose an <text:span text:style-name="Strong_20_Emphasis">alternative mod-3 structure</text:span>:</text:p>
          <text:p text:style-name="P3"><text:soft-page-break/>Periodicity=3pk−3.</text:p>
          <text:p text:style-name="P3">This suggests a <text:span text:style-name="Strong_20_Emphasis">new category of periodic ring spectra</text:span>.</text:p>
        </text:list-item>
        <text:list-item>
          <text:p text:style-name="P3"><text:span text:style-name="Strong_20_Emphasis">Intersection Pairings and Characteristic Classes:</text:span><text:line-break/>Just as <text:span text:style-name="Strong_20_Emphasis">Pontryagin numbers</text:span> and <text:span text:style-name="Strong_20_Emphasis">Chern classes</text:span> are well-defined for even periodicity, we hypothesize <text:span text:style-name="Strong_20_Emphasis">mod-3 periodic characteristic classes</text:span> that reflect the recursive structure of <text:span text:style-name="Strong_20_Emphasis">mod-3 stable manifolds</text:span>.</text:p>
        </text:list-item>
      </text:list>
      <text:h text:style-name="Heading_20_3" text:outline-level="3"><text:span text:style-name="Strong_20_Emphasis">3. Formal Definition: The Mod-3 Periodic Ring Spectrum</text:span></text:h>
      <text:p text:style-name="Text_20_body">We define a <text:span text:style-name="Strong_20_Emphasis">mod-3 periodic ring spectrum</text:span> E(3) such that:</text:p>
      <text:p text:style-name="Text_20_body">πk​(E(3))≅πk+3​(E(3)).</text:p>
      <text:p text:style-name="Text_20_body">This leads to a <text:span text:style-name="Strong_20_Emphasis">mod-3 periodic cohomology theory</text:span>:</text:p>
      <text:p text:style-name="Text_20_body">E(3)(X)=k∈Z⨁​πk​(E(3))⊗Hk(X;Z/3).</text:p>
      <text:p text:style-name="Text_20_body">This suggests a new <text:span text:style-name="Strong_20_Emphasis">mod-3 periodic homotopy category</text:span>, parallel to Bott-periodic structures in topology.</text:p>
      <text:h text:style-name="Heading_20_3" text:outline-level="3"><text:span text:style-name="Strong_20_Emphasis">Conclusion and Future Work</text:span></text:h>
      <text:p text:style-name="Text_20_body">This approach <text:span text:style-name="Strong_20_Emphasis">extends topology beyond mod-2 periodicity</text:span> by introducing <text:span text:style-name="Strong_20_Emphasis">a stable mod-3 framework</text:span> based on harmonic oscillations and recursive number scaling. Potential future directions include:</text:p>
      <text:list text:style-name="L3">
        <text:list-item>
          <text:p text:style-name="P5"><text:span text:style-name="Strong_20_Emphasis">Explicit computations of mod-3 homotopy groups</text:span> to validate periodicity.</text:p>
        </text:list-item>
        <text:list-item>
          <text:p text:style-name="P5"><text:span text:style-name="Strong_20_Emphasis">Developing mod-3 stable characteristic classes</text:span> as analogues of Pontryagin and Chern classes.</text:p>
        </text:list-item>
        <text:list-item>
          <text:p text:style-name="P4"><text:span text:style-name="Strong_20_Emphasis">Applying mod-3 periodic structures to mathematical physics</text:span> (wave-based field theories, string theory).</text:p>
        </text:list-item>
      </text:list>
      <text:p text:style-name="Text_20_body">This framework <text:span text:style-name="Strong_20_Emphasis">redefines periodicity in topology</text:span>, offering a <text:span text:style-name="Strong_20_Emphasis">new stable category of spaces structured by mod-3 harmonic scaling</text:span>. </text:p>
      <text:h text:style-name="Heading_20_3" text:outline-level="3"><text:span text:style-name="Strong_20_Emphasis">Why This Version?</text:span></text:h>
      <text:list text:style-name="L4">
        <text:list-item>
          <text:p text:style-name="P7">It <text:span text:style-name="Strong_20_Emphasis">respects mathematical rigor</text:span> while staying <text:span text:style-name="Strong_20_Emphasis">readable</text:span>.</text:p>
        </text:list-item>
        <text:list-item>
          <text:p text:style-name="P7">It <text:span text:style-name="Strong_20_Emphasis">clearly explains why mod-3 periodicity is needed</text:span> in topology.</text:p>
        </text:list-item>
        <text:list-item>
          <text:p text:style-name="P7">It <text:span text:style-name="Strong_20_Emphasis">provides a formal definition</text:span> of mod-3 periodic structures.</text:p>
          <text:p text:style-name="P6"><text:span text:style-name="Strong_20_Emphasis"/></text:p>
        </text:list-item>
      </text:list>
      <text:h text:style-name="Heading_20_3" text:outline-level="3"><text:span text:style-name="Strong_20_Emphasis">Introduction to the Unified Oscillatory Dynamic Field Theory and the Collatz-Octave Framework</text:span></text:h>
      <text:p text:style-name="Text_20_body">In classical physics, space, time, and forces are treated as fundamental entities. However, in the <text:span text:style-name="Strong_20_Emphasis">Unified Oscillatory Dynamic Field Theory (UODFT)</text:span>, we propose that the <text:span text:style-name="Strong_20_Emphasis">universe emerges from photon oscillations</text:span>, with <text:span text:style-name="Strong_20_Emphasis">space, time, and forces as emergent properties</text:span> of a fundamental <text:span text:style-name="Strong_20_Emphasis">wave-based energy field</text:span>. In this framework:</text:p>
      <text:list text:style-name="L5">
        <text:list-item>
          <text:p text:style-name="P9"><text:soft-page-break/><text:span text:style-name="Strong_20_Emphasis">Space is an illusion created by wave amplitude</text:span> (the oscillatory motion of photons).</text:p>
        </text:list-item>
        <text:list-item>
          <text:p text:style-name="P9"><text:span text:style-name="Strong_20_Emphasis">Time is an illusion created by wave frequency</text:span> (wavelength interactions).</text:p>
        </text:list-item>
        <text:list-item>
          <text:p text:style-name="P9"><text:span text:style-name="Strong_20_Emphasis">Mass corresponds to high-energy density nodes</text:span>, formed at standing wave intersections.</text:p>
        </text:list-item>
        <text:list-item>
          <text:p text:style-name="P8"><text:span text:style-name="Strong_20_Emphasis">Forces arise from tensions between these energy nodes</text:span>, rather than as separate fundamental interactions.</text:p>
        </text:list-item>
      </text:list>
      <text:p text:style-name="Text_20_body">This dynamic model challenges the <text:span text:style-name="Strong_20_Emphasis">static perspective of Newtonian physics</text:span> by treating the universe as a self-organizing, nonlinear oscillatory system.</text:p>
      <text:h text:style-name="Heading_20_3" text:outline-level="3"><text:span text:style-name="Strong_20_Emphasis">The Collatz-Octave Framework</text:span></text:h>
      <text:p text:style-name="Text_20_body">To mathematically describe this energy-field structure, we adopt the <text:span text:style-name="Strong_20_Emphasis">Collatz-Octave framework</text:span>, which builds on the well-known <text:span text:style-name="Strong_20_Emphasis">Collatz conjecture</text:span> but integrates it into an <text:span text:style-name="Strong_20_Emphasis">octave-based harmonic number system</text:span>. The core principles are:</text:p>
      <text:list text:style-name="L6">
        <text:list-item>
          <text:p text:style-name="P11"><text:span text:style-name="Strong_20_Emphasis">The universe follows a hierarchical scaling structure</text:span>, where numbers in different octaves (e.g., 2-9, 10-81, etc.) retain <text:span text:style-name="Strong_20_Emphasis">self-similar properties</text:span>.</text:p>
        </text:list-item>
        <text:list-item>
          <text:p text:style-name="P11"><text:span text:style-name="Strong_20_Emphasis">Numbers are grouped into energy roles</text:span>:</text:p>
          <text:list>
            <text:list-item>
              <text:p text:style-name="P11"><text:span text:style-name="Strong_20_Emphasis">Odd numbers (3,5,7,9) represent inward energy compression</text:span>.</text:p>
            </text:list-item>
            <text:list-item>
              <text:p text:style-name="P11"><text:span text:style-name="Strong_20_Emphasis">Even numbers (2,4,6,8) represent outward energy expansion</text:span>.</text:p>
            </text:list-item>
          </text:list>
        </text:list-item>
        <text:list-item>
          <text:p text:style-name="P11"><text:span text:style-name="Strong_20_Emphasis">The Collatz reduction process naturally organizes energy flow</text:span>, where all numbers eventually cycle into a stable attractor:</text:p>
          <text:list>
            <text:list-item>
              <text:p text:style-name="P11">The <text:span text:style-name="Strong_20_Emphasis">4 → 2 → 1 loop</text:span> represents the <text:span text:style-name="Strong_20_Emphasis">fundamental energy stabilization cycle</text:span>.</text:p>
            </text:list-item>
          </text:list>
        </text:list-item>
        <text:list-item>
          <text:p text:style-name="P11"><text:span text:style-name="Strong_20_Emphasis">Octave Jumps &amp; Harmonic Structure</text:span>:</text:p>
          <text:list>
            <text:list-item>
              <text:p text:style-name="P11">When a number completes its cycle, it <text:span text:style-name="Strong_20_Emphasis">jumps into the next octave</text:span>, similar to how energy scales in a harmonic wave system.</text:p>
            </text:list-item>
            <text:list-item>
              <text:p text:style-name="P10">The numerical reductions (e.g., 10 → 1, 11 → 2, etc.) maintain self-similarity across scales, reinforcing the <text:span text:style-name="Strong_20_Emphasis">fractal-like structure of oscillatory reality</text:span>.</text:p>
            </text:list-item>
          </text:list>
        </text:list-item>
      </text:list>
      <text:p text:style-name="Text_20_body">This framework provides a <text:span text:style-name="Strong_20_Emphasis">new mathematical structure for understanding wave interactions</text:span>, making it a powerful tool for analyzing emergent phenomena in <text:span text:style-name="Strong_20_Emphasis">modular number theory, wave physics, and energy field dynamics</text:span>.</text:p>
      <text:h text:style-name="Heading_20_3" text:outline-level="3"><text:span text:style-name="Strong_20_Emphasis">Why Mod-3 Periodicity Matters in This Framework</text:span></text:h>
      <text:p text:style-name="Text_20_body">Most periodicity in classical topology follows <text:span text:style-name="Strong_20_Emphasis">powers of 2</text:span> (e.g., mod-8 Bott periodicity, mod-4 Pontryagin numbers). However, the <text:span text:style-name="Strong_20_Emphasis">Collatz-Octave framework naturally encodes mod-3 periodicity</text:span> through harmonic scaling and recursive wave interactions. This suggests that:</text:p>
      <text:list text:style-name="L7">
        <text:list-item>
          <text:p text:style-name="P13"><text:span text:style-name="Strong_20_Emphasis">A new class of manifolds could exist, structured by mod-3 periodicity rather than mod-2 structures</text:span>.</text:p>
        </text:list-item>
        <text:list-item>
          <text:p text:style-name="P13"><text:span text:style-name="Strong_20_Emphasis">Odd-periodicity may be a fundamental principle in wave-based systems</text:span>, governing how standing waves interact.</text:p>
        </text:list-item>
        <text:list-item>
          <text:p text:style-name="P12"><text:span text:style-name="Strong_20_Emphasis">The recursive energy jumps in the Collatz-Octave framework provide a direct connection between number theory and differential topology</text:span>, allowing us to construct a new type of <text:span text:style-name="Strong_20_Emphasis">oscillatory differentiable manifold</text:span>.</text:p>
        </text:list-item>
      </text:list>
      <text:p text:style-name="Text_20_body"><text:soft-page-break/>To define a <text:span text:style-name="Strong_20_Emphasis">mod-3 periodic differential invariant</text:span>, we construct a topological structure whose properties remain <text:span text:style-name="Strong_20_Emphasis">invariant under mod-3 transformations</text:span>. In classical differential topology, characteristic classes such as <text:span text:style-name="Strong_20_Emphasis">Pontryagin, Euler, and Chern classes</text:span> often exhibit mod-2 or mod-4 periodicity. Our goal is to define an <text:span text:style-name="Strong_20_Emphasis">invariant that explicitly respects mod-3 periodicity</text:span>, fitting within the <text:span text:style-name="Strong_20_Emphasis">Collatz-Octave framework</text:span> and oscillatory field theory.</text:p>
      <text:h text:style-name="Heading_20_2" text:outline-level="2"><text:span text:style-name="Strong_20_Emphasis">1. Mod-3 Periodicity in a Differential Geometric Setting</text:span></text:h>
      <text:p text:style-name="Text_20_body">Let Mn be a smooth differentiable manifold of dimension n. In classical differential topology, characteristic classes are obtained from the <text:span text:style-name="Strong_20_Emphasis">curvature tensor</text:span> of a given vector bundle over Mn. Instead of using the <text:span text:style-name="Strong_20_Emphasis">Stiefel-Whitney or Pontryagin classes (which follow mod-2 or mod-4 periodicity)</text:span>, we aim to construct an invariant I(M) such that:</text:p>
      <text:p text:style-name="Text_20_body">I(M)≡I(M)mod3</text:p>
      <text:p text:style-name="Text_20_body">remains unchanged under a <text:span text:style-name="Strong_20_Emphasis">mod-3 periodic structure</text:span>.</text:p>
      <text:p text:style-name="Text_20_body">To do this, we define a <text:span text:style-name="Strong_20_Emphasis">mod-3 periodic differential structure</text:span> using the <text:span text:style-name="Strong_20_Emphasis">third exterior power of the tangent bundle</text:span>:</text:p>
      <text:p text:style-name="Text_20_body">Λ3(TM)→M</text:p>
      <text:p text:style-name="Text_20_body">where the differential form structure exhibits <text:span text:style-name="Strong_20_Emphasis">ternary cyclic behavior</text:span>.</text:p>
      <text:h text:style-name="Heading_20_2" text:outline-level="2"><text:span text:style-name="Strong_20_Emphasis">2. Definition of the Mod-3 Oscillatory Invariant</text:span></text:h>
      <text:p text:style-name="Text_20_body">We define a new mod-3 differential characteristic class, <text:span text:style-name="Strong_20_Emphasis">denoted Ω3​(M)</text:span>, based on an integration over a mod-3 structured curvature form. Consider a <text:span text:style-name="Strong_20_Emphasis">Riemannian metric</text:span> on M and the associated <text:span text:style-name="Strong_20_Emphasis">curvature 2-form</text:span> Ω given by:</text:p>
      <text:p text:style-name="Text_20_body">Ω=dω+ω∧ω</text:p>
      <text:p text:style-name="Text_20_body">where ω is the <text:span text:style-name="Strong_20_Emphasis">connection 1-form</text:span>. Instead of using the usual <text:span text:style-name="Strong_20_Emphasis">trace operation</text:span> (which produces Pontryagin classes), we define a new <text:span text:style-name="Strong_20_Emphasis">mod-3 curvature invariant</text:span>:</text:p>
      <text:p text:style-name="Text_20_body">Ω3​(M)=∫M​Tr(Ω3)</text:p>
      <text:p text:style-name="Text_20_body">which computes the integral of the <text:span text:style-name="Strong_20_Emphasis">third power of the curvature form</text:span> over the entire manifold. The key property is that:</text:p>
      <text:list text:style-name="L8">
        <text:list-item>
          <text:p text:style-name="P15"><text:span text:style-name="Strong_20_Emphasis">Under mod-3 periodic coordinate transformations</text:span>, this invariant remains unchanged.</text:p>
        </text:list-item>
        <text:list-item>
          <text:p text:style-name="P15"><text:span text:style-name="Strong_20_Emphasis">Unlike Pontryagin numbers (mod-4) or Euler characteristics (mod-2), this invariant is well-defined only when n is divisible by 3</text:span>.</text:p>
        </text:list-item>
        <text:list-item>
          <text:p text:style-name="P14">The integral cycles between three values, forming a <text:span text:style-name="Strong_20_Emphasis">ternary periodic topological quantity</text:span>.</text:p>
        </text:list-item>
      </text:list>
      <text:p text:style-name="Text_20_body">Thus, we have constructed an <text:span text:style-name="Strong_20_Emphasis">explicit mod-3 periodic differential invariant</text:span>.</text:p>
      <text:h text:style-name="Heading_20_2" text:outline-level="2"><text:soft-page-break/><text:span text:style-name="Strong_20_Emphasis">3. Mod-3 Invariant and Collatz-Octave Framework</text:span></text:h>
      <text:p text:style-name="Text_20_body">In the <text:span text:style-name="Strong_20_Emphasis">Collatz-Octave framework</text:span>, the numbers <text:span text:style-name="Strong_20_Emphasis">3, 6, 9</text:span> define <text:span text:style-name="Strong_20_Emphasis">harmonic oscillatory compression points</text:span> in the field. The mod-3 invariant Ω3​(M) can be interpreted as:</text:p>
      <text:list text:style-name="L9">
        <text:list-item>
          <text:p text:style-name="P17">The <text:span text:style-name="Strong_20_Emphasis">curvature accumulation over one harmonic cycle</text:span> in the oscillatory field.</text:p>
        </text:list-item>
        <text:list-item>
          <text:p text:style-name="P16">A <text:span text:style-name="Strong_20_Emphasis">topological invariant describing how a wave-based manifold behaves under mod-3 periodic energy compression</text:span>.</text:p>
        </text:list-item>
      </text:list>
      <text:p text:style-name="Text_20_body">This suggests that <text:span text:style-name="Strong_20_Emphasis">mod-3 harmonic manifolds exist</text:span>, characterized by this new differential invariant.</text:p>
      <text:p text:style-name="Quotations">There exists a class of differentiable manifolds Mn where the characteristic classes exhibit mod-3 periodicity. These manifolds have a well-defined mod-3 curvature invariant given by:</text:p>
      <text:p text:style-name="Quotations">Ω3​(M)=∫M​Tr(Ω3)</text:p>
      <text:p text:style-name="Quotations">and exhibit recursive harmonic structures, aligning with the Collatz-Octave framework.</text:p>
      <text:p text:style-name="Text_20_body">This provides <text:span text:style-name="Strong_20_Emphasis">a rigorous foundation for mod-3 periodic differential topology</text:span>. </text:p>
      <text:p text:style-name="Standard"/>
      <text:p text:style-name="Text_20_body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16:13:28.722102688</meta:creation-date>
    <dc:date>2025-01-31T18:02:11.672045801</dc:date>
    <meta:editing-duration>PT1H37M21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5" meta:paragraph-count="92" meta:word-count="1211" meta:character-count="8801" meta:non-whitespace-character-count="7454"/>
  </office:meta>
</office:document-meta>
</file>